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43.02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43.29mm"/>
    </style:style>
    <style:style style:name="co5" style:family="table-column">
      <style:table-column-properties fo:break-before="auto" style:column-width="10.8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harli chapl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</text:p>
          </table:table-cell>
          <table:table-cell/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Kid - Fight Scen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UY7GovG_w1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Kid - Working the Street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SA3sXf1ztB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&amp; Martha Raye - Rowboat Scene (Monsieur Verdoux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XjwqDFeCMn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odern Times ending (1936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TbscEB8QO3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Pilgrim - Opening scen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gUxVYDB7Pj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hilkoot Pass / The Lone Prospector - The Gold Rush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L5SYS5Hro6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William Tell Act - The Circus (1928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cy5M5LGCUU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Jim Jarmusch on Charlie Chaplin <text:s text:c="3"/>s |A King in New York|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_0JIKcuoHz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<text:s text:c="3"/>s childhood - From |The Gentleman Tramp|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aLrNTIZneP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Woman of Paris - Massage Scen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FknQ4oleSm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onsieur Verdoux tries to poison one of his wives (Martha Raye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T90kCtxaGN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Albert Austin pretending to be a film editor at Chaplin Studio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NeDu9JCP1e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Rare outtakes of Charlie Chaplin in and out of costume - From the Chaplin Archive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koplrKwKd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odern Times - The Complete Remastered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NnMoTCcc8U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and Gamin Exit/Dawn/Love Theme (Smile) &amp; End Title (from Modern Times Remastered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xBjk18ggIc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Hotel Evergreen (from Sunnyside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0Xn8m8_id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Nonsense Song (Titine) - from |Modern Times - The Complete Remastered Soundtrack|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VCBHp2A5SM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Singing Waiters/In the Evening by the Moonlight/Come Along Sister Mary (from Modern Times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YJuLSqZIHk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One Week Later (Smile)/Waiting on Tables/Where <text:s text:c="3"/>s My Duck? (from Modern Times- Remastered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ZhC1ZqTmk9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The Mechanic / On Strike / Hurdy Gurdy (From |Modern Times - The Complete Remastered Soundtrack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FrScqxY7B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The Next Morning/It <text:s text:c="3"/>s Paradise (The Shack)/Factories Reopen -from Modern Times Remastered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_hKDGXDVRD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Toy Department/Men in Basement/Girl Sleeping (From Modern Times- The Complete Remastered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T_f7wISlBF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Dream House (Smile) - From |Modern Times - The Complete Remastered Soundtrack|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-jj-PaqFrB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omplete Globe Scene - The Great Dictator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mzXshk1Sxw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Trouble / A Free Man / Police Wagon / Escape (From Modern Times- The Complete Remastered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sHeh19xJ1P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Prison (From |Modern Times - The Complete Remastered Soundtrack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Pluy1cV31X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Gamin / The Father (From |Modern Times - The Complete Remastered Soundtrack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2Ss0NOeGpY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<text:s text:c="3"/>s Breakdown/Workers <text:s text:c="4"/>Strike (Hallelujah I <text:s text:c="3"/>m a Bum) - from Modern Times Remastered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FD00CRDzdb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unch Time/Feeding Machine (from Modern Times -The Complete Remastered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C91lWdqpg0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Factory Assembly Line (from Modern Times - The Complete Remastered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ojoDkpwXkz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Opening / Sheep (from Modern Times - The Complete Remastered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46UkG7pW5A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Brick Scene (from |Pay Day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q5zmXWwBU1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saves Scraps from a wild pack of dogs - From |A Dog <text:s text:c="3"/>s Life|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WpnXBFTBkt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Full Double Album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ASaxzY8piR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A Woman of Paris Theme (From |A Woman of Pari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KSFVjjfaq_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Forgotten (From |Sunnyside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CnatHtt5a0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Jazz (From |A Day <text:s text:c="3"/>s Pleasure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oO8pEchIQq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Sing along with Chaplin - Animal Trainer (from Limelight) - Lyric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uPoYlkdSLF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Boat Ride (From |A Day <text:s text:c="3"/>s Pleasure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S3kYNdKw8U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Sweet Adeline Waltz (From |Pay Day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zlSHrGxIbW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Fox-trot (From |The Idle Clas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dpKPb0Q3r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South American Theme (From |The Idle Clas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OP8C8G4WGl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Charlie <text:s text:c="3"/>s Daydream (Optimism) - From |The Idle Class|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KLt2Vs_ip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Golf Links Waltz (From |The Idle Clas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so8aVzxGf0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Night / $1000 Reward / Dawn (From |The Kid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JNc4ZcHGs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The Country Doctor / Rooftop Chase (From |The Kid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u6tGVpUWrt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His Morning Promenade (From |The Kid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ZlSBT7igQT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The Kid Theme (From |The Kid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Qkx2sqdnfr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The Circus Leaves Town (From |The Circu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TIb0PeFVrL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Tight Rope Waltz (From |The Circu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0JpifHlM-z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Befriending Merna (From |The Circu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OKaGU4Muh6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Swing Little Girl sung by Charlie Chaplin (from |The Circu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Ak6pofYmaV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Texas Border Theme (From |The Pilgrim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t6XAg5-KDF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Jitters (From |The Pilgrim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m2hRhxNPnu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Bound for Texas (Texas Vocal) - From |The Pilgrim|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pJpUAttvnx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D. Minor Waltz (From |Shoulder Arm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ybXRJVrX1e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The Post (From |Shoulder Arm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7-A0vz9TMd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Film Music Anthology- Sauerkraut March/Shell Happy/Changing Guard/Peace (from Shoulder Arms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neKMcYp7n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e discours d <text:s text:c="3"/>Adenoid Hynkel - Le Dictateur - VF - Françai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isLNLpxpnd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denoid Hynkel Speech - The Great Dictator (1940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ZZTmreU1u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Main Titles (From |Shoulder Arm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5mdAtak_D2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Rag (From |A Dog <text:s text:c="3"/>s Life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1GqwaIbRHj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Coffee and Cakes (From |A Dog <text:s text:c="3"/>s Life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Z1-D9Bbv44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Dog <text:s text:c="3"/>s Life Theme (From |A Dog <text:s text:c="3"/>s Life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twfFJ4ZJ3V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Happy Birthday Charlie Chaplin!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L3pRQynNOb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The Spring Song (Instrumental - From |A King in New York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NsMMV5qxLZ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- <text:s text:c="4"/>Now That It <text:s text:c="3"/>s Ended <text:s text:c="4"/>sung by Joy Nichols (A King in New Yor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NgaRzg-iWd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<text:s text:c="4"/>Juke Box <text:s text:c="4"/>sung by Shani Wallis (From |A King in New York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CGuRzcr7sH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A Million Dollars (From |A King in New York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uvv5FP2gy6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Weeping Willows (From |A King in New York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WW-X_tXRJv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Mandolin Serenade (From |A King in New York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Z389MvFPuE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Speech from |Monsieur Verdoux|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fBuejrcNHB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Final Speech from |The Great Dictator|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TXHo_wvZFK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Sardine Song (From |Limelight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w2wQMsPxpf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Spring Song (From |Limelight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GV12vx0Uk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Animal Trainer (From |Limelight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JhbBdgn4fb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Sing along with Chaplin - Spring Song (from Limelight) - Lyric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7GS4wFVdPE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pring in Switzerland - Home Movie Footage from the Chaplin Archive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nKq5PF4kxZ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Terry <text:s text:c="3"/>s Success (Child <text:s text:c="3"/>s Theme) (From |Limelight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2aUX3lT5gV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boxes Harry Mansell - Rare Archival Footag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ymouCaGtso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Film Music Anthology - Terry <text:s text:c="3"/>s Solo Terry <text:s text:c="3"/>s Theme (Eternally) Pas de deux (from Limelight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2aylPSm6NV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Film Music Anthology- Harlequinade Ballet Terry <text:s text:c="3"/>s Theme (Eternally) Moon Dance (Limelight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kvbKi5oTW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Finale (From |Monsieur Verdoux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nrox-3XEWk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Tango Bitterness (From |Monsieur Verdoux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Zqd1ar5_7q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Sing along with Chaplin - Nonsense Song (Titine) from Modern Times - Lyric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_cgrIQhlWB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Main Title - Monsieur Verdoux (From |Monsieur Verdoux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RvOrmdqaQq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Mother <text:s text:c="3"/>s Dance (Bread Roll Dance) (From |The Gold Rush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ib1zVhXo9b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Love Theme Valse Elegante &amp; Valse Charmante (The Gold Rush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wyCrKDdnYv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ake hat gag - The Pilgrim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BLGgqAh-a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Valse Mange (Charlie Eats His Shoe) (From |The Gold Rush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3RAZmqk1mG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Pilgrim ending - U.S.-Mexico Border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r5l2GLabLf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Overture / Chilkoot Pass (From |The Gold Rush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awKriQUPfX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Barber Shop Scene Hungarian Dance No. 5 (The Great Dictator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5i08eWoe3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Globe Dance (Vorspiel Lohengrin) (From |The Great Dictator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GGHM9tAfGn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Main Title (From |The Great Dictator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in_D_rl5ek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Dawn / Buck Up - Never Say Die / Smile (From |Modern Time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LmsAn8E9rX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Nonsense Song (Titine) (From |Modern Time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oIwLABDtr6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Waiting on Tables (From |Modern Time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NsX8e6Zb5B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It <text:s text:c="3"/>s Paradise (The Shack) (From |Modern Time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GY_ls-xsYw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The Department Store (From |Modern Time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07kNTw_g5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The Gamine (From |Modern Time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lZL9gKXpmA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About Charlie Chaplin <text:s text:c="3"/>s A Comedian Sees the World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6InQp1QnDy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Starting Life Anew / Leading a Strike (From |Modern Time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GThu29vgiN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Lunch Time / Charlie in the Machine (From |Modern Time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nULch5t3oT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Factory Scene (From |Modern Time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GQ9dj9YN9s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Opening / Sheep (From |Modern Time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Aynei5PIT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Girl Holds Charlie <text:s text:c="3"/>s Hand (From |City Light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P6wFTQIPi6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Charlie Looks Through Shop Window at Girl (From City Lights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slkC1MHW4Z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Fight Club (From |City Light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5nzbBPx9s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Nightclub (From |City Light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iwxc5pT55v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Afternoon (From |City Light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-KzYe1lrA8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Original Opening Music / Cast Credits (From |City Light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ZwG5r25W1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store clerk helps forgetful customer (Edna Purviance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UwahG1s4dq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Feeding Machine - Modern Time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FHOAzjqr1m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oap Sandwich - City Light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rBzozUMg7A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Pudding Scene - The Great Dictator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7oQngQA3r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Hynkel dictating letter to stenographer - The Great Dictator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q4uSCe24_J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in Tree Disguise - Daring Rescue and Narrow Escap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z4DiRd9_0_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and Keaton Violin and Piano Duet - Limelight - Full Scen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YqYRpl7nkd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Lunch time with Charlie Chaplin - Clip from Pay Day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0JtG_OAHjk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nd Noël Coward in Switzerland - Rare Home Movie Footag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1n_mPFDkFs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Rattling Good Time (A Day <text:s text:c="3"/>s Pleasure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SmJegc0Gp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treet Sweeper (City Lights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zcOlDcxj5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Truman Capote Visiting Charlie Chaplin - Rare Home Movie Footag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iaUICXTUlp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in Switzerland - Rare Home Movie Footag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w-N_z6-T2C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onsieur Verdoux on Trial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UvdvG5cqKU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Jean visits Marie <text:s text:c="3"/>s apartment - scene from Charles Chaplin <text:s text:c="3"/>s A Woman of Pari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XPR3Y465l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Circus Ending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wf6MjMeN8J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in Java Bali &amp; Sri Lanka (1932) - Rare archival footag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Xlzq55nFrt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Bande annonce - RÉTROSPECTIVE CHARLIE CHAPLIN - 130e anniversair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oGEhDMNVod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Swallows Easter Egg - Rare Home Movie Footag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SI9c1ubJjH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Happy Birthday Charlie Chaplin!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_O92J4lFBW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David and Goliath (from The Pilgrim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tnx494tNE9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visits Lord Mountbatten - Rare Colour Footage (1966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ZHbSkWFojD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Trailer 2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K-8ot-iqCC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Music Anthology - Trailer 1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rQVcF4Dke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transforms into a chicken - The Gold Rush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_032PxnlAb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Nightclub Scene (City Lights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NaGACWW4D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Protest Scene - Modern Times (1936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6n9ESFJTnH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Factory Scene - Modern Times (1936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OmefVnVz9V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Rare Colour Footage - On the set of The Great Dictator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pXue6rU3mq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Happy New Year 2019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atsuAcaMzu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izzle Reel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vgklHG3Kxl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Woman of Paris (Ful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nytRolSmPh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Argument / Nocturne / Restaurant Waltz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1H_Q6lESt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Restaurant Waltz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tHQ7z-Ir87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Revel Waltz / Dramatiqu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CZqA4ffZGZ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Remorse and Despair (Sho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5u24gO2hf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assage Scen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3m5dIVNmA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arie’s Apartment / Restaurant Waltz / Bad New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E4jHPxXpC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Argument / Agitato / Sho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J7F4HP3frA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We Must Part (Bad News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SRzpJFdsO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Necklace Waltz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myk2a0HO6f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Painting Music (Fox Trot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pgLFzjTBYu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Bad News / Revel’s Business Offic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Skw_WTSP8X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assette Waltz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QXLJcybcd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Nocturne / Latin Quarter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tpkN3Cp04n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Homespu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yiov0lH5g1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atin Quarter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SeA25Ev1u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at Evening (Latin Quarter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AYzYqYKKJd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Bad New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WtmWjM4zgV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hampagn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-FVfmUuPIR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Woman of Paris theme -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8nSEUwEXbh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hock and Agitato / Shock Them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x4VdWIvp0A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Revel’s Business Offic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P_qePFkeI8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arie’s Apartment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FLZ-CKv3Xj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Paulette Arrives (Marie’s Apartment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Jqn3FN2jvy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hampagne Truffles (Restaurant Waltz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YDpL54ywo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Revel’s Music / Champagn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NaF2urdb1m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Revel’s Music / Restaurant Waltz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ks05HCZawk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Happy Thanksgiving!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CT8hYeFHwy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One Year Later in Paris (Restaurant Waltz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7cgihHsvwh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Jean’s Reaction (Sho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pYpLDjbD5b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Quotes - An Individual Unique and Different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aGAm3YfdP-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t the Statio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lBr2cbawvZ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t the Station / Minor Waltz Melody / Shock Them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3Am2Qsurhj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ho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sxHAOg3tNq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inor Melody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Tkl7UT8V6C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Nocturne / Suspens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9HcxI6pNrR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Woman of Paris / Melody in F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jC12uVvHYD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Quotes - Perseverance to the point of madnes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jZNCFkqvHd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Hannah Can You Hear Me? / Vorspiel Lohengrin / End Titl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TeA0vfpIJG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Final Speech - |The Great Dictator|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J7L0MlQgcn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Hope Springs Eternal - |The Great Dictator|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GDHVh_7TdN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Invasion of Osterlich - |The Great Dictator|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agntsHcdvA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Valse triste - |The Great Dictator|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RRWDpJ4Fw4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Osterlich Bridge - |The Great Dictator|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T6X7Tv3BK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oncentration Camp - |The Great Dictator|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vrX6iImuVw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Pudding Mysterioso - |The Great Dictator|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akoTx7ZpLc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Ze Boulevardier - |The Great Dictator|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uvQaXd-rzM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Barber Shop Scene (Hungarian Dance No. 5) - |The Great Dictator|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fD3u0V0e8Q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Globe Dance (Vorspiel Lohengrin) - |The Great Dictator|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iDdkFDrMEE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Hannah <text:s text:c="3"/>s Soliloquy - |The Great Dictator|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xdXsPPAvO2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Hynkel <text:s text:c="3"/>s Piano Improvisation - |The Great Dictator|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cR4z7Dggr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harlie <text:s text:c="3"/>s Last Capture - |The Great Dictator|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-DVVfx1Z6T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tagger Dance - |The Great Dictator|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SceoW0R3oB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Barber Shop Opening - |The Great Dictator|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KQPXuCtW1P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Hannah at the Doorstep - |The Great Dictator|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otsmBvLtQC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Entrance of Hannah - |The Great Dictator|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FcYN1OwUtj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Ghetto Sign - |The Great Dictator|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ysi8r_Ik0Y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Hynkel <text:s text:c="3"/>s Speech / Horses A-Manship - |The Great Dictator|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6C5AOwgZr5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ontage No. 1 The Old Order Changeth - |The Great Dictator|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dDNi3K7MG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Great Dictator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1t-m5qCAYT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ain Title - |The Great Dictator|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5x1AcVBKC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unnyside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xJgjYKQCRQ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His Last Hope (When Other Lips) (From |The Bohemian Girl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KD8nmk1aVj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ruel Fate (When Other Lips) (From |The Bohemian Girl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OuvxgDyFrW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Forgotte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7tWmyWYhoX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ounge Lizard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J34QJG8IJM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ate Again (Country Vamp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GhUI2GXIF1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Flat Note (Bandolero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vYFiCTNmpm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Romance Waltz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iT-P5O5cNi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Wood Nymphs (Ballet Music Vamp Number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I1uOuS32Gg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Unwilling Sinner (Emotional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r05zxIEC5E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orning Servic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573-fnSQPA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Evergreen Waltz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vOpL7N4gZ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unnyside Waltz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icExNxh_p3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Opening Music - Sunnysid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mVI7_EFYVt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Idle Class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x1ZjwuU_SY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outh America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JUqugyJdwo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pology (Carefree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4kbRtJBXPt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Fox-trot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cEulxTBkIe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adam Awaits You (Optimism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cTvBaW_tng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at Evening (Carefree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LONIF0ID7u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Golf Links Waltz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IoV7hO-XoU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harlie’s Daydream (Optimism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XINn5TjHIO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Lonely Tramp (Golf Links Waltz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a6goThJepe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uspense / Charlie’s Theme / Unison Them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2APIBqGCz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Opening Music / Box Theme / Charlie’s Theme - |The Idle Class |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_2clE_u01T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Day <text:s text:c="3"/>s Pleasure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Rcwgh0CDz7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ar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6FfM4cGUr0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rossroad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ovrJNunjB5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Oh! We Won’t Get Home ‘Till the Morning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LAlvpkdOuJ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ea Song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0e4_RkRJhr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Deck Chair Waltz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uMAwYAdJdN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ea Music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WfJlXVZc_K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Jazz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W0_B2_wKv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Boat Rid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50Tk15hkzQ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ar Music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Jcod7PB2lB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Opening Music - |A Day’s Pleasure |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gkHqLWf8Dz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King in New York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7_Za7Ntr9Z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Rupert <text:s text:c="3"/>s Political Tirade (Michael Chaplin) - A King in New York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PVXT0z-DiS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End Titles - from |A King in New York| (Original Motion Picture Soundtrack)|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YaLawpKlQ-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hess Music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EsRyTQv56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ysterioso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TORXrq0Zfm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Weeping Willows (Clarinet Solo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LkwVyxY4VJ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Weeping Willow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Nz8-nZHTWD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Paperhanger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TO_eFHzIUt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Joy Nichols - Now That It <text:s text:c="3"/>s Ended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mehUUT4k00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Whisky Montag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CbWryHg2h4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Spring Song (Spring <text:s text:c="3"/>s the Time for Making Love) (Instrumental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XrPkPvazk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Bobby Britton - The Spring Song (Spring <text:s text:c="3"/>s the Time for Making Love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SMs8EW9FOw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artini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kuR7v2dTV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Shani Wallis - Juke Box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nDmu-dOn_E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alle de Bai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yQlT1YwDPA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omedy Gavott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XfpakUe_Vs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Shirley Norman - I <text:s text:c="3"/>d Sell My Soul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IErFAlJHDA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Park Avenue Waltz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Z1JSTjk_Wu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Park Avenue Waltz (Extended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KgdCUTW6Ja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andolin Serenad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xJEJ5dIn-H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Restaurant Jazz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ufDLfcXwJq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Eric James - Serenade (Piano Solo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k1zbcEfNGN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cope Fanfare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ANaNCTqNo1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Gary Miller - Rock and Roll (I Got Shoes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rq8M2IBggN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Million Dollars (Instrumental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a26mTIVoWk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Million Dollar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gx_aQID0Cf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Jungle Rhythm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35hIjtS1sF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Revolution and Generiqu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QypTYttrr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Generiqu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Bx9aGPokz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Fanfare - from |A King in New York| (Original Motion Picture Soundtrack)|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lsImBjncxA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Pilgrim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QLj_cmdb2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End Credits (Texas Vocal sung by Matt Munro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iURe-i0KOC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exas Border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N1siay0o-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at Steals Sausage - Pay Day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R0Ke6_bArC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But You Don’t Car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8IfRS_t86x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Hold-Up (Texas / Prison Companions / Jitters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8pYj9f24u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Waltz Despair / Door Opening / Peac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TJi6J5aQZ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Prison Companions / Conjuring Thieves / Conjuror No. 2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_V3sbOeWw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In the Evening (Texas Border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MJoqarXC_h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ak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WiRBg-yrBY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Deacon Arrives for Tea (The Deacon Presents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_S86MKpog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Helping in the Kitchen (Family Album / Kitchen and Curate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RooYhPubqq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ea Party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nlpl5S3mNI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Family Album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CSilQdE1YR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News from home - Shoulder Arm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xWqY3HlIiq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<text:s/>Bed Time - Shoulder Arm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yyElXRGvK_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wakes up in flooded trench - Shoulder Arm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E3Nc-ZCKP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exas (Bound for Texas Instrumental) - The Pilgrim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oGYGdSE--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<text:s/>Stomach rumbling scene - Modern Time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68hmaJ__b2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Collection Box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0DaZJYDoQI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Kitchen and Curat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4rmRfKmm8x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David and Goliath / Bringing Back the Baco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tl7G8NLGVh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Deacon Presents / The Collection Hym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OYAtKIT_0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Service / The Deacon Presents / Opening Hym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wEgGKtiHp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Old Ladies Ranch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MPV42Hmha1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Reverend Mr. Pim (Texas Border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2d6HtjVMcV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Bound for Texas (Texas Vocal sung by Matt Munro - The Pilgrim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RbK2ceAmyV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Hope and Faith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VJAlz7ZIvT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Jitter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oeAICRYm51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Opening Music (Texas Vocal sung by Matt Munro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Inz89ICLCL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houlder Arms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ygbAQO2lTU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Bringing Home the Bacon / Trumpet Call / End Titl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KIblajylcZ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rombone Sweetener / Eerie / Inner March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4l1slIYxBc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Tramp and the Flower Girl - City Light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94_VCZVErH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Rescuing the Girl and His Pal (Inner March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9Gq6uYR90s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nd Buster Keaton Comedy Routine - Limelight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QRQp88iI4y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nd Buster Keaton in Dressing Room - Limelight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wTuv7wCURS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ysterioso March / The Kaiser Visits the Front (Inner March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14yB_Cowev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onsieur Verdoux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vo5RRwHEwc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ango Bitterness - Monsieur Verdoux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QT5ZNbznym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Finale - Monsieur Verdoux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5ZvOEVn4s_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peech from Monsieur Verdoux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ibWE5Ibems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ontage - Monsieur Verdoux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OwD-SOLKGA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Crash - Monsieur Verdoux (Original Motion Picture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1Cx7-Yo2Qr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Paris Boulevard (Cancan Version) - Monsieur Verdoux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YC-fb-Mr88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Paris Boulevard - Monsieur Verdoux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4PWx1hUTZh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ain Title - Monsieur Verdoux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o2yA26t_y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Inner March / The Enemy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ZWSSRfbDpd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D. Minor Waltz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w8fbuLmgL5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gitato / Mysterioso March / The Enemy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_XdK6DdWVC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uspense Cam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sAZSq9M2D2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ree Cam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3nFHQdob27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Inner March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yKSrfu6WOw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nd Clara Haskil at the Manoir de Ba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dY4n7Av6q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wo of a Kind (Flat Feet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BmNjzmuRD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Captured Trench (Sauerkraut March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2IvxYdW1DG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Over the Top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vhVO7fl9b7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orning (Bugle Call / Shell Happy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ufnrkNUIv1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Bed Time (Bugle Call / Flat Feet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ap-fO9O0bQ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imburger (Sauerkraut March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VUEiqAXHk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Post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ojI2cFRZD_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auerkraut March / Shell Happy / Changing Guard / Peac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IaY3jznKyV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nd Maxine Elliott - Rare Archival Footag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WugGgF0MSd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Flat Feet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i3pSzN3n1v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ain Titles (Shoulder Arms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-bMyVoqmfu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Dog <text:s text:c="3"/>s Life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GoV0of0h-H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When Dreams Come True (Coffee and Cakes / Dog’s Life Theme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KyqD9guEi1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Bar (Robbers) / Galop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imJ3Pg3wXY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Robbers / Tête à têt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s3xazSlS__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<text:s text:c="3"/>s Final Speech from The Great Dictator - U2 eXPERIENCE &amp; iNNOCENCE Tour 2018 Intro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m9jddypCpk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D. Minor Them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P8miHPjmJ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arch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ARdWnA-syN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Romanc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rZshz5rysg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How to Make Movies (Full Film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OQ6PJ7d0Eo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Rag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a_0pJgB6QK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Jazz / Dog Digging / Charlie Finds Money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F1UA3Et_m_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Robbers / Robber Buries Money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Gkcb9wKNF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Kicked Out (Coffee and Cakes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4gA0apu1Kp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oda / 3 Rags / Coffee and Cakes / Jazz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tW8ciB3C2-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ong Trist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i6CFUaad_0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Flat Feet / The Shimmy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N9tqLlkCZD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Green Lantern Snag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TQlNPZ2J63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offee and Cake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LvhxQSYpAB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Last Car (Pay Day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gBsCpDHL4W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ugar with coffee (Sunnyside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KCZrKndjZJ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Green Lantern Rag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_N_xA2pSfn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wo <text:s text:c="3"/>s Company (Sunnyside clip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FiKy6fqs_y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Dog’s Life Theme / Dog Chas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_FBiFKtb41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oney-Counting Scene from Monsieur Verdoux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Jmkh36xACp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Gold Rush Waltz Scen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mB8lAl8P6G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abour Exchang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RvVatYzk-i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Nonsense Song (Titine) from |Modern Times| (Audio Only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8yr0GpL5Be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Dog <text:s text:c="3"/>s Life Them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s6YwKC2pz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Idle Class clip with Edna Purvianc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ATMhi9o4Yy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Morning After (City Lights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ZJKfmsuvGH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ity Lights ending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UXkOAAv-T-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Un roi à New York - Présentation du film (VF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FvMjT77QX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King in New York - Film Introductio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7R7jGxWw_C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a Grande revue de Charlot - Présentation du film (VF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tFL1RpOrtb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Chaplin Revue - Film Introductio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a_nVrFNXz8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es Lumières de la ville - Présentation du film (VF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7eqLtNSk1p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ity Lights - Film Introductio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mhU_0qdut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Aujourd <text:s text:c="3"/>hui : La Ruée vers l <text:s text:c="3"/>or - Documentaire complet avec Idrissa Ouédraogo (VF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9WFGeT-aot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Today: Limelight - Full Documentary with Bernardo Bertolucci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mbtaCWTUm6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Flea Circus - Limelight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XaZS0qrNOI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Professor (Rare unreleased film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c2SGpXJmd1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Deleted scene from City Light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UszTZfp_LM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s Professor Bosco - Rare footage from The Professor (abandoned film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19jByxrql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Great Dictator - Barber Shop Scene (Brahms’ Hungarian Dance No. 5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k1uEZfkWY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Deleted barber shop scene from Sunnyside (1919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-3K1R5_0qe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Nice and Friendly (1922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ZlGr5oRvSt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Deleted Scene from Modern Times (with piano accompaniment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MLKZfN20u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Deleted Scene from Shoulder Arms (with piano accompaniment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leBIo13esr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Golf Links - (from |How to Make Movies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tVLQ8lNd1P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When dictators meet - (Hynkel receives Napoloni The Great Dictator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1KBlIV5bkB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conducting his score for The Kid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C-WMuke8WU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Aujourd <text:s text:c="3"/>hui : Un roi à New York - Documentaire complet avec Jim Jarmusch (VF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5AkMFB_PSr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Today: A King in New York - Full Documentary with Jim Jarmusch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VsphORaJxz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Aujourd <text:s text:c="3"/>hui : Les Feux de la rampe - Documentaire complet avec Bernardo Bertolucci (VF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gaf1BruSa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Aujourd <text:s text:c="3"/>hui : Monsieur Verdoux - Documentaire complet avec Claude Chabrol (VF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GVM1GaMzRM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Today: Monsieur Verdoux - Full Documentary with Claude Chabrol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YhSLtuomhR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Aujourd <text:s text:c="3"/>hui : Le Dictateur - Documentaire complet avec Costa-Gavras (VF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sq2SdsfZ7c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Today: The Great Dictator - Full Documentary with Costa-Gavra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XHdyZs_2VF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Aujourd <text:s text:c="3"/>hui : Les Temps modernes - Documentaire complet avec les frères Dardenne (VF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4jDKW2S4UF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Today: Modern Times - Full Documentary with the Dardenne brother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Xnqt8b65b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t home in Switzerland 1973 (from |The Gentleman Tramp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BbM-MbFXE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Aujourd <text:s text:c="3"/>hui : Les Lumières de la ville <text:s/>- Documentaire complet avec Peter Lord (VF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OaXfBxWrhC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Today: City Lights - Full Documentary with Peter Lord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AkLnj5pJtD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muggled |Nose Powder| - Modern Time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vC5XtNhGm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Aujourd <text:s text:c="3"/>hui : Le Cirque <text:s/>- Documentaire complet avec Emir Kusturica (VF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wiL7gNs8P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Today: The Circus - Full Documentary with Emir Kusturica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tN2MfL4P_3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Today: The Gold Rush - Full Documentary with Idrissa Ouédraogo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9ddQ-bjXy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Aujourd <text:s text:c="3"/>hui : L <text:s text:c="3"/>Opinion publique <text:s/>- Documentaire complet avec Liv Ullmann (VF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9iSnTixkHo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Today: A Woman of Paris - Full Documentary with Liv Ullman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qIIfQFNzOf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Aujourd <text:s text:c="3"/>hui : Le Kid - Documentaire complet avec Abbas Kiarostami (VF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SeoUEHqR-U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Today: The Kid - Full Documentary with Abbas Kiarostami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vU2Hbs9JJ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Original Distracted Boyfriend (Clip from |Pay Day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8Hyk_DUArU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es Feux de la rampe - Présentation du film (VF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3RzjmkYlQt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imelight - Film Introductio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p24XPDIIYz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onsieur Verdoux: |Funny-looking bird isn <text:s text:c="3"/>t he?|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6gvozurTSZ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onsieur Verdoux - Présentation du film (VF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IM2d15961J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onsieur Verdoux - Film Introductio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V3gPjgZWRF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es Temps Modernes - Présentation du film (VF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g3Wa1Mhjww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odern Times - Film Introductio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cX4Lbz8c5O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e Cirque - Présentation du film (VF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pqoPGOxLru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Circus - Film Introductio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NP1JwtYFYZ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a Ruée vers l <text:s text:c="3"/>or - Présentation du film (VF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zW-VCFO2Pb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Gold Rush - Film Introductio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3rDLfpRtgb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 <text:s text:c="3"/>Opinion Publique - Présentation du film (VF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tEaTldvIbM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Woman of Paris - Film Introductio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-Hv1r7M3np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e Kid - Présentation du film (VF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kh31biYb-0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Kid - Film Introductio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R-6Xq0vAhM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onsieur Verdoux flirts and falls through window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G09dfRrUxU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Mirror Maze (The Circus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xY9_rA2RSs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Die Rede aus dem Film |Der große Diktator| (Deutsch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wB7w25g5v7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e discours du Dictateur - VF - Françai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KnN7EYeHGx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Drunk Scene - Clip from Pay Day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qaOwk4AQil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with spoiled brat - Clip from The Pilgrim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jYf7O4kzGJ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meets Harry Lauder - Rare Archival Footag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bmaY3IDsl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Hides Scraps - A Dog <text:s text:c="3"/>s Life (1918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2pBhrRdSy1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Deleted Scenes from Shoulder Arms (1918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5XuSGkqpgx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Shani Wallis singing |Juke Box| - Outtake from Charlie Chaplin <text:s text:c="3"/>s A King in New Yor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XboDe-PuK6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Gold Rush Ending (1942 reissue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LqtCqpdx0e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nd Irvin Cobb - Rare Archival Footag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LxjZayrXij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conducting orchestra - Mandolin Serenade (from A King in New Yor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FElfbVO3Ne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pring Song (Limelight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l0XUVIK1x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Kid making pancake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zAGgmwGCRD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gets hit by a snowball - Clip from |The Gold Rush|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v26fEFB7v1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|helping| in the kitchen - The Pilgrim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cJd5mToR0R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uld Lang Syne - Happy New Year (The Gold Rush clip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qmrirG74L2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Z for Zany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VhxD9QJ5j-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Y for Yippe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R5Ygxt1eFr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Y comme Youpi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LPbfJgTJsA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Z comme Zoo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k0HQIhH5T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X for eXplorer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ggy-dbCBnW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X comme eXploit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GFZXixPfWg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W for Worker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nHgkSqLUGC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W comme Wago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PV7SK920_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V for Vagabond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UTMud19qtO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V comme Vagabond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1hcFhmrVzY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U for Unbelievabl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C5cIc5TV_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U comme Usin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S8TimsBgE2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T for Timid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CuWMXT-UAh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 comme Timid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iW8f_LPXSL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S for Soldier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pQHvH5sf_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<text:s/>S comme Soldat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WqaGevGe5n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R for Ru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SIfKI3n3MP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R comme Rêv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9sgK5pTqtJ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Q for Quarrel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QAIRvyc4_c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Q comme Querell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MzJ7ZHZ4WM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P for Polic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r3wzXFkr4Z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P comme Polic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g43jZYywlz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O for Outlaw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wafN6RuWu4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O comme Ouvrier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TaL0cRQMpu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N for Nanny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0nxVAnvzpA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N comme Nounou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RutWLV5bXo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M for Machin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Zj5ShPj7yg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 comme Manger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U1WteBeMGZ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L for Lov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tsE5ImFdT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 comme Lit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nsoeWVUKZG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K for Kid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_L2hCZPHW6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K comme Kid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6kjIVd1-73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J for Jail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9bgJVeGsP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J comme Joyeux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01crOrxUGr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I for Impish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4EdAS6xkqQ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I comme Insolent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926veNqtg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H for Happy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14tCyuXOYz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H comme Hors-la-loi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pDb8VAnnKE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G for Golf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EqnL25J6a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G comme Golf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AA-oZ4l_h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F for Fight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9ZOqAT_RyU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F comme Fou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X0iTVazZ34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E for Eating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c74KVpXbV7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E comme Elégant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fgRgG_R2p-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<text:s/>D comme Dans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3aKh10egx7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D for Danc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f3yM5QFpXj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 comme Clow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YYQ6UBYTsY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C for Clow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rC47nVT7r_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B for Bed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qI1WC91OJO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B comme Box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7pFtFJFPsx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BCs - A for Animal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1MbMfzhFzP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comme Amour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sN2kwk6fdn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ounge Lizards (Sunnyside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XtxIF2y1Zd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Film Concert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vSbR1GULMN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nd Prince Axel of Denmark - Rare Archival Footag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ND72dzh7E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onsieur Verdoux (Trailer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I7KZbxd-_3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imelight (Trailer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u65lvwfTPt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Eating His Shoe - The Gold Rush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2h_Zi9C5Ve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ate for Work (Pay Day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vYiv2eaQd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Pilgrim (clip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5bhR5soyH5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The Great Dictator - Dancing Clip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-cP4WYP7fT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A Day <text:s text:c="3"/>s Pleasure - Dancing Clip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sjeAgnJXjo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How to Make Movies - Swimming Pool Clip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IJ-PNYqTOR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Studios Swimming Pool - Rare Alternate Takes for How to Make Movies (1918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nB5SXzmsmI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Jumps for Joy - The Gold Rush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CPGFTp0vm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Flower Girl Sequence - City Light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RXNMxwlL_E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Day <text:s text:c="3"/>s Pleasure (clip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-EsBS7b6X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<text:s/>- The Tramp and The Star-Spangled Banner| (City Lights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qWmoHvYhl4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Pay Day (clip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X9CqElNnyV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hased by a policeman (The Circus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Vkonw3Oulw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Dog <text:s text:c="3"/>s Life - The Tramp Cares for Scraps A Stray Dog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g1Ed8mz1uR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<text:s/>Deck Chair Clip (A Day <text:s text:c="3"/>s Pleasure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_JvWVN6TX_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London Blue Plaque Unveiling with Paul Merton - Glenshaw Mansions (2017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rQ1wJVtPqo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Wake Up Charlie! (Clip from Sunnyside 1919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Oqlt8d-Rpn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imelight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PndS_c12Dq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alvero <text:s text:c="3"/>s Death / Terry <text:s text:c="3"/>s Theme (Eternally) / Criterion Waltz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zGIFyvxV4b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Buster Keaton - Chaplin and Keaton Piano and Violin Duet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yLzfwK_NS3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ardine Song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1hZx_poo3K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pring Song with Banjo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vrvnRR1ZAH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erry <text:s text:c="3"/>s Success (Child <text:s text:c="3"/>s Theme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PMhWLjpuJj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erry <text:s text:c="3"/>s Solo / Terry <text:s text:c="3"/>s Theme (Eternally) / Pas de Deux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UjIkjMxqui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Harlequinade Ballet / Terry <text:s text:c="3"/>s Theme (Eternally) / Moon Danc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AWqEWRfmX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erry <text:s text:c="3"/>s Try-Out / Terry <text:s text:c="3"/>s Theme (Eternally) Piano Solo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lXbh8T4GK7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ix Months Later / Empire Intro &amp; Promenad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ndxAvZiBq5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alvero <text:s text:c="3"/>s Lesson for Lif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-xosgDKfue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Ode to a Worm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ACOGv12jH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pring Song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fxem_Wqyjn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nimal Trainer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7Xvgi4wNmI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wakening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6GaZPzEuK5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imelight Opening / Terry <text:s text:c="3"/>s Theme (Eternally) / Hurdy Gurdy Waltz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XeHij713g8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Pay Day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Z3oicIOUqr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Five A.M. (Misterioso) / Finale Music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P6vTm6gwDN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|Last Bus| Music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VhaMTbnZen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weet Adeline Waltz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W8qEwDKHqM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olving the Peace Problem / Singing Outside the Club Music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FBH01FY4-Z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His Wife and First National Ban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uFS7H1-YFV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Gold Rush - Cabin Rocking Over Cliff Edg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nkH0jWvV8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unch Waltz / Brick Music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-MEt0PfUaG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Opening Music / The Foreman’s Daughter (Debussy Music) / Brick Music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2i24fd11Uc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Edna Purviance Screen Test - Charlie Chaplin Archives Rare Footag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2FIt4g9fgc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Sings Nonsense Song (Titine) - Modern Time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Z_SX3SegBK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<text:s text:c="3"/>s World <text:s text:c="3"/>s First Anniversary!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7TNOMM6gNA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Day - April 16th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Lyd7v0RwN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Food Fight - The Great Dictator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WLWVCXlGeW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Tramp Gets a Job - The Circus (1928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_0a998z_G4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Lion Cage - Full Scene (The Circus 1928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qJG5qr3G-M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Shows Visitor around Film Set (Rare Behind the Scenes Footage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IhmmoyxD8A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Dog <text:s text:c="3"/>s Life - Hand Scene (|Puppet| Gag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Q8HyRVgVG_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odern Times - Dream Hous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_p64LTzxgr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Reading Fan Mail - Rare Archival Footag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_KkS0nC3FJ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Max Linder Visits Charlie Chaplin - Behind the Scenes Archival Footag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wBKNWQZi2-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Dream Prince (Costume Test for Unused Scenes in City Lights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kPcEFHA3X0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odern Times - Roller Skating Scen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cECGXpYhTk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Edna Purviance flirts with Charlie Chaplin - A Dog <text:s text:c="3"/>s Life (1918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reRVw9mXl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Disguised as a Tree - Shoulder Arms (clip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RBOkxAaBw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tuck in Tar (A Day <text:s text:c="3"/>s Pleasure 1919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3QFLaxOzm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Straddling the U.S.-Mexico Border - The Pilgrim (1923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M07CG7i__8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nd Winston Churchill on the set of City Lights - Behind the Scenes Archival Footag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SC9M7uEUeu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Hot Dog Stand - The Circus (clip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58LiUUywja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<text:s text:c="3"/>s Trick Film Sequence with Sir Albert and Lady Naylor-Leyland - Archival Footag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y7XfYb2Pha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Working at a Shipyard (clip from Modern Times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7YPL4b0nCF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Nap Time (A Dog <text:s text:c="3"/>s Life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F5l4DGInCB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ovestruck - The Idle Clas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r58dhBQNzO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nd his son Michael - A King in New York (clip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rvB-5iBucW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Harry Lauder visits Charlie Chaplin Studios - Behind the Scenes Archival Footag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nlyIIMrZu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nd his brother Sydney in a scene from A Dog <text:s text:c="3"/>s Life (1918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V1GLIElMTB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<text:s text:c="3"/>s Comic Ballet in Sunnyside - Clip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PzNINYkFEe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Pay Day - Clip with Edna Purvianc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6F6vfvVQOD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Boxing Scene - City Lights (1931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yEBZU_KHSM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plin Fairbanks Pickford &amp; Griffith Signing United Artists Contract - 1919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mlYACLWRHT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<text:s text:c="3"/>s |A Woman of Paris| (1923) - Party Scen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pCA7aIOo35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haken Not Stirred - The Idle Class (1921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z70IuxaoYM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Makes Breakfast - Sunnyside (1919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MFQFP5z87r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Tramp Cares for an Abandoned Baby <text:s/>- The Kid (1921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y9pkxTLDsB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odern Times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FJFLyenPHO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Wounded Soldier - Clip from |Shoulder Arms| (1918) with Edna Purvianc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ZdvEGPt4s0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Swallowed by a Factory Machine - Modern Times (1936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Xrmcj_xg6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Dawn / Buck Up - Never Say Die / Smile (|Modern Time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OO2UA3yZYu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t the Employment Office (clip from |A Dog <text:s text:c="3"/>s Life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A3yqfeFH5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Waiting on Tables (|Modern Time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pKtRe5ebUp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Work at Last / Feeding the Mechanic (|Modern Time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7tIAgGm13c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It <text:s text:c="3"/>s Paradise (The Shack) - |Modern Times| original soundtrack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j7QOXGn_fY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Diving Skills - Modern Time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8n0l-n1n4-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Next Morning (|Modern Time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_Zzlyh07CL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Department Store (|Modern Time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QVh9uTk2iJ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Dreaming of a Home / Smile (|Modern Time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ageWHvVKin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rrested / Chance to Escape (|Modern Time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MnhkHRameV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Free Man <text:s/>(|Modern Time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8P7qDoH1d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Gamine (|Modern Time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BDv7_JkNg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tarting Life Anew / Leading a Strike (|Modern Time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A4Xxx86A2N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Lunch Time / Charlie in the Machine (|Modern Time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c2KtyF-gcz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Factory Scene <text:s/>(|Modern Time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8QQMYI9GMf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Opening / Sheep (|Modern Time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yb_YMA4IQS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Boxes Benny Leonard - Behind the Scenes Archival Footag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FjQr4EsaDH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The Jackie Coogan Shimmy - Charlie Chaplin Studio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Nyh_Ys4vt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creen Legend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PuXYHYd4bK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Lion <text:s text:c="3"/>s Cage (The Circus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sMeUVz5eK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agic Act (The Circus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G4jI-xkYtP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&amp; Paulette Goddard - Hannah can you hear me? - The Great Dictator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WdGsJz4-Nd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Conducting Orchestra and Belly Dancing at 5th Liberty Loan Driv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YP2Q_1knv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nd his Brother Riding a Penny-Farthing - Behind the Scenes Archival Footag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J7GY1Xg6X2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Final Speech from The Great Dictator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jYeOwfR5CC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Removing His Moustache - Behind the Scenes Archival Footag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O_6CP9sHVy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vous parle (Chaplin speaking French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_ExEC-YL5X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Circus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igq2SoLYpx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Gold Rush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MmBBu4dYMe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ity Lights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1YhCX1zy1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Kid (Original Motion Picture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2fFiqyNyn2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and Claire Bloom in Limelight (Dressing Room Scene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VXSos2yedb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struggles with a deck chair (|A Day <text:s text:c="3"/>s Pleasure|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108jNU4XhY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Park Bench Clip (The Idle Class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Xywm2zdslX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escaped convict in disguise tries to select a destination (The Pilgrim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WP8umpgEos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<text:s text:c="3"/>s First Oscar Stole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qu5TJzcH_Q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Final Speech from |The Great Dictator| (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-ct4klStYD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Circus - Tightrope Scen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92Iw2xLI9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ity Lights - Buying Flowers scene (with Virginia Cherrill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2d1BTpHYJq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Woman of Paris - Clip with Edna Purvianc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7K5mdTDFLZ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Kid - Window Scene with Jackie Cooga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mdqBXTj1V2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The Birth of the Tramp Celebration - Charlie Chapli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qMtbidKaN0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oney for the Girl / The Flower Shop (|City Light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LNPQU0Su70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Back from Europe / The Burglars (|City Light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wonuZNfJV3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Boxing Match (|City Light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0ZwezKaExc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Work / Final Rent Notice (|City Light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z_3xdl1uVM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The Party / The Morning After (|City Light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gO1HehVPSY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Sober Dawn (|City Light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56WsZbq2Sb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Homeward Bound / Buying Flowers (|City Light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Jx1iOZsjd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Nightclub (|City Light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Kiqpl4KW7i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Millionaire <text:s text:c="3"/>s Home (|City Light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Akj_cB4aCT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Evening / The Millionaire (|City Light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3vVKw6J9jQ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Flower Girl (La Violetera) (|City Light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6h9PZ7GJ9E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fternoon (|City Light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-62gGol7le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Overture / Unveiling the Monument (|City Light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aPCppXVVyY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round the Side Shows <text:s/>(|The Circu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7Vzg6j229W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Circus Leaves Town (|The Circu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1L43i_kbblE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Tramp on the Tightrope (|The Circu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kyLrX-YW1j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Preparing to Replace Rex (|The Circu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nIi6eaXU3K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Rex / The Tramp <text:s text:c="3"/>s New Ambition (|The Circu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7B1wgNYOns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Fortune Teller (|The Circu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fI1xDGsSva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Circus Prospers / The Lion <text:s text:c="3"/>s Cage (|The Circu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rvVrFE-7Vl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Barber Shop Act / The New Property Man (|The Circu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AzEW9kR919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William Tell Act (|The Circu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m4U456iAQU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Befriending Merna (|The Circu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rJDlz46Lkb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Funny Man (|The Circu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yFcGU_c6h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Struggling Circus (|The Circu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epi4QVIwUI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wing Little Girl (|The Circus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u79xtVhct9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illionaires (|The Gold Rush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qA4BVbtsB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Return to the Cabin (|The Gold Rush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MZGTPPjDdW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Dance of the Rolls / Auld Lang Syne (|The Gold Rush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QOlzR_r-mJ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Hustling and Shovelling / New Year <text:s text:c="3"/>s Eve (|The Gold Rush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T0yIWWBdop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Surprise Visit (|The Gold Rush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KSQrXA53Fm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Hank Curtis <text:s text:c="4"/>Cabin (|The Gold Rush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jdDExTELRE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Georgia / The Dancehall (|The Gold Rush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4hf-YnhLre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anksgiving Day / Impending Doom (|The Gold Rush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gB-GzR0Ul3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Hunger / Black Larsen and the Law (|The Gold Rush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06d9JNIbrx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I <text:s text:c="3"/>ll Fill You Both Full of Lead (|The Gold Rush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FLDhBUFgwt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Shelter (|The Gold Rush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n5ds35C3X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Lone Prospector Big Jim &amp; Black Larsen (|The Gold Rush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567h3FU0PeQ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Overture / Chilkoot Pass (|The Gold Rush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9kMSG1cMWr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Dreamland / The End (|The Kid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AJQc6Fi-gB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Night / $1000 Reward / Dawn (|The Kid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P-aoERXEPp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Orphan Asylum / Rooftop Chase (|The Kid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WtBloXeG8c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Country Doctor (|The Kid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xrdkfL5usK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Fight (|The Kid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J_y0TK87p9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Star of Great Prominence / Breakfast (|The Kid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3ZELAcbI06Y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Working the Streets (|The Kid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fBVEZJU78v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Five Years Later (|The Kid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yDZmkOIQZv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t Home with the Infant (|The Kid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wgtOOJOXh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His Morning Promenade (|The Kid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qGGTgmorun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A Smile - And Perhaps a Tear (|The Kid| original soundtrack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djUOMxJ1rE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Birth of the Tramp Celebration (Trailer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2NTUnujk1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ity Lights (Trailer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BAKPq24Mdd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asterpiece Trailer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YCEllKyaCr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Final Speech from The Great Dictator (Clip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4DLdMa98Jd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Gold Rush - Roll Danc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kDlEvaKBkhU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Gold Rush (Trailer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W5EFMFtlnL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City Lights - Spaghetti Scen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V0mfJ0RXvV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Circus (Trailer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GLeDdzGUTq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Modern Times (Trailer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UBX2Yy2dqg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Kid (Trailer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fDQ9egHrhIw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7 FAKTA MENARIK CHARLIE CHAPLIN Komedian Legendaris Era Film Bisu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6n9ESFJTnHs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Factory Scene - Modern Times (1936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Oi1mVssjnr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ᴴᴰ Mega Episode 10 <text:s text:c="2"/>Latest Comedy Cartoon Videos for Kid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OIsIeiJglv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Film komedi lucu charlie chaplin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_0a998z_G4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Lion Cage - Full Scene (The Circus 1928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NvgxzwgrCW0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Kata kata menginspirasi dari Charlie Chaplin ketika menjadi Hitler <text:s/>Sub. Indonesia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QpKJvquTrw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Watch This! Charlie Chaplin Is Not Dead!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389cemZpkb4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: The Adventurer (1917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2gLa4wAia9g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Modern Times 1936 (Charlie Chaplin) Full Movie 1080p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8UXpmoCrdB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: La cura miracolosa (1917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J3Pl-qvA1X8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<text:s text:c="3"/>s Honorary Award: 1972 Oscars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79i84xYelZI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The Lion <text:s text:c="3"/>s Cag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hghJS8TJcK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<text:s text:c="3"/>s Italian Gremlo Pantomim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3r_yj3sTBto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| Kata kata Bijak penuh makna ( Quotes )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-MWhW3xl0LA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TOP 5: Greek Mythology Movies [modern]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Nxes8pyHkJc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Watch Picasso Make a Masterpiece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Y-7ntsRgi7M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/>
          <table:table-cell office:value-type="string" calcext:value-type="string">
            <text:p>Charlie Chaplin - World War II (HD) |The Great Dictator|</text:p>
          </table:table-cell>
          <table:table-cell office:value-type="string" calcext:value-type="string">
            <text:p><text:s/>/ </text:p>
          </table:table-cell>
          <table:table-cell office:value-type="string" calcext:value-type="string">
            <text:p>&lt;iframe width="560" height="315" src="https://www.youtube.com/embed/0wg7QjQztlk" title="YouTube video player" frameborder="0" allow="accelerometer; autoplay; clipboard-write; encrypted-media; gyroscope; picture-in-picture" allowfullscreen&gt;&lt;/iframe&gt;</text:p>
          </table:table-cell>
          <table:table-cell office:value-type="string" calcext:value-type="string">
            <text:p><text:s/>/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/ </text:p>
          </table:table-cell>
        </table:table-row>
        <table:table-row table:style-name="ro1" table:number-rows-repeated="104782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20:15:26.410852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26T20:55:37.801205453</dc:date>
    <meta:editing-duration>PT19M29S</meta:editing-duration>
    <meta:editing-cycles>7</meta:editing-cycles>
    <meta:generator>LibreOffice/6.0.7.3$Linux_X86_64 LibreOffice_project/00m0$Build-3</meta:generator>
    <meta:document-statistic meta:table-count="1" meta:cell-count="2887" meta:object-count="0"/>
  </office:meta>
</office:document-meta>
</file>